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erfect job is such that coincides with hobby. But it has drawbcks as well. You have no totally control and complete freedom on work projects. So I decided to write own engine with black jack and perversions with template programming. Main principle in developing, as I have not limit with time, make all that I can to do best. For this open source engines are analzed, look through forums about problems that can occur, rewrite parts of the system if they looks to be odd. In series of articles I will try to explain how to create engine that assumes different modules work togather to decide real tasks. In this articles will be high-level code and raw implementation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8M34S</meta:editing-duration>
    <meta:editing-cycles>13</meta:editing-cycles>
    <meta:generator>OpenOffice/4.1.1$Win32 OpenOffice.org_project/411m6$Build-9775</meta:generator>
    <dc:date>2016-03-29T23:10:29.99</dc:date>
    <meta:document-statistic meta:table-count="0" meta:image-count="0" meta:object-count="0" meta:page-count="1" meta:paragraph-count="1" meta:word-count="121" meta:character-count="682"/>
    <meta:user-defined meta:name="Info 1"/>
    <meta:user-defined meta:name="Info 2"/>
    <meta:user-defined meta:name="Info 3"/>
    <meta:user-defined meta:name="Info 4"/>
  </office:meta>
</office:document-meta>
</file>